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6" style:family="paragraph" style:parent-style-name="Preformatted_20_Text">
      <style:paragraph-properties fo:margin-top="0in" fo:margin-bottom="0in" loext:contextual-spacing="false"/>
    </style:style>
    <style:style style:name="P47" style:family="paragraph" style:parent-style-name="Standard">
      <style:paragraph-properties fo:margin-top="0in" fo:margin-bottom="0in" loext:contextual-spacing="false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49" style:family="paragraph" style:parent-style-name="Preformatted_20_Text">
      <style:paragraph-properties fo:margin-top="0in" fo:margin-bottom="0in" loext:contextual-spacing="false"/>
    </style:style>
    <style:style style:name="P50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1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in" fo:margin-bottom="0in" loext:contextual-spacing="false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officeooo:rsid="001faf1b"/>
    </style:style>
    <style:style style:name="T37" style:family="text">
      <style:text-properties officeooo:rsid="0020c6ba"/>
    </style:style>
    <style:style style:name="T38" style:family="text">
      <style:text-properties officeooo:rsid="00218abc"/>
    </style:style>
    <style:style style:name="T39" style:family="text">
      <style:text-properties officeooo:rsid="00231353"/>
    </style:style>
    <style:style style:name="T40" style:family="text">
      <style:text-properties officeooo:rsid="0023b98f"/>
    </style:style>
    <style:style style:name="T41" style:family="text">
      <style:text-properties fo:font-size="12pt" officeooo:rsid="001c7882" style:font-size-asian="12pt" style:font-size-complex="12pt"/>
    </style:style>
    <style:style style:name="T42" style:family="text">
      <style:text-properties fo:font-size="12pt" officeooo:rsid="00352a9b" style:font-size-asian="12pt" style:font-size-complex="12pt"/>
    </style:style>
    <style:style style:name="T43" style:family="text">
      <style:text-properties fo:font-size="12pt" officeooo:rsid="004aa486" style:font-size-asian="12pt" style:font-size-complex="12pt"/>
    </style:style>
    <style:style style:name="T44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8" style:family="text">
      <style:text-properties officeooo:rsid="0026435f"/>
    </style:style>
    <style:style style:name="T49" style:family="text">
      <style:text-properties officeooo:rsid="0027ca40"/>
    </style:style>
    <style:style style:name="T50" style:family="text">
      <style:text-properties officeooo:rsid="0027fe32"/>
    </style:style>
    <style:style style:name="T51" style:family="text">
      <style:text-properties officeooo:rsid="0029e7ae"/>
    </style:style>
    <style:style style:name="T52" style:family="text">
      <style:text-properties officeooo:rsid="002b135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9e7ae" style:font-weight-asian="normal" style:font-weight-complex="normal"/>
    </style:style>
    <style:style style:name="T55" style:family="text">
      <style:text-properties fo:font-weight="normal" officeooo:rsid="0080480b" style:font-weight-asian="normal"/>
    </style:style>
    <style:style style:name="T56" style:family="text">
      <style:text-properties fo:font-weight="normal" officeooo:rsid="005ba32c" style:font-weight-asian="normal"/>
    </style:style>
    <style:style style:name="T57" style:family="text">
      <style:text-properties officeooo:rsid="002c1c70"/>
    </style:style>
    <style:style style:name="T58" style:family="text">
      <style:text-properties officeooo:rsid="002d74f7"/>
    </style:style>
    <style:style style:name="T59" style:family="text">
      <style:text-properties officeooo:rsid="002da397"/>
    </style:style>
    <style:style style:name="T60" style:family="text">
      <style:text-properties officeooo:rsid="002e7e02"/>
    </style:style>
    <style:style style:name="T61" style:family="text">
      <style:text-properties officeooo:rsid="00304e4d"/>
    </style:style>
    <style:style style:name="T62" style:family="text">
      <style:text-properties officeooo:rsid="0031b796"/>
    </style:style>
    <style:style style:name="T63" style:family="text">
      <style:text-properties officeooo:rsid="00335ffd"/>
    </style:style>
    <style:style style:name="T64" style:family="text">
      <style:text-properties officeooo:rsid="00352a9b"/>
    </style:style>
    <style:style style:name="T65" style:family="text">
      <style:text-properties officeooo:rsid="0035f8bf"/>
    </style:style>
    <style:style style:name="T66" style:family="text">
      <style:text-properties officeooo:rsid="0038b4aa"/>
    </style:style>
    <style:style style:name="T67" style:family="text">
      <style:text-properties officeooo:rsid="003a4320"/>
    </style:style>
    <style:style style:name="T68" style:family="text">
      <style:text-properties officeooo:rsid="003bb1d3"/>
    </style:style>
    <style:style style:name="T69" style:family="text">
      <style:text-properties officeooo:rsid="003f38dd"/>
    </style:style>
    <style:style style:name="T70" style:family="text">
      <style:text-properties officeooo:rsid="003dcd2d"/>
    </style:style>
    <style:style style:name="T71" style:family="text">
      <style:text-properties officeooo:rsid="003f657d"/>
    </style:style>
    <style:style style:name="T72" style:family="text">
      <style:text-properties fo:font-style="normal" fo:font-weight="normal" style:font-style-asian="normal" style:font-weight-asian="normal"/>
    </style:style>
    <style:style style:name="T73" style:family="text">
      <style:text-properties fo:font-style="normal" fo:font-weight="normal" officeooo:rsid="0040a14c" style:font-style-asian="normal" style:font-weight-asian="normal"/>
    </style:style>
    <style:style style:name="T74" style:family="text">
      <style:text-properties fo:font-style="normal" fo:font-weight="normal" officeooo:rsid="00421d53" style:font-style-asian="normal" style:font-weight-asian="normal"/>
    </style:style>
    <style:style style:name="T75" style:family="text">
      <style:text-properties fo:font-style="normal" fo:font-weight="normal" officeooo:rsid="004aa486" style:font-style-asian="normal" style:font-weight-asian="normal"/>
    </style:style>
    <style:style style:name="T76" style:family="text">
      <style:text-properties fo:font-style="normal" fo:font-weight="normal" officeooo:rsid="005ba32c" style:font-style-asian="normal" style:font-weight-asian="normal"/>
    </style:style>
    <style:style style:name="T77" style:family="text">
      <style:text-properties fo:font-style="normal" fo:font-weight="normal" officeooo:rsid="005c4450" style:font-style-asian="normal" style:font-weight-asian="normal"/>
    </style:style>
    <style:style style:name="T78" style:family="text">
      <style:text-properties fo:font-style="normal" fo:font-weight="normal" officeooo:rsid="005e7418" style:font-style-asian="normal" style:font-weight-asian="normal"/>
    </style:style>
    <style:style style:name="T79" style:family="text">
      <style:text-properties fo:font-style="normal" fo:font-weight="normal" officeooo:rsid="005f428c" style:font-style-asian="normal" style:font-weight-asian="normal"/>
    </style:style>
    <style:style style:name="T80" style:family="text">
      <style:text-properties fo:font-style="normal" fo:font-weight="normal" officeooo:rsid="0060d74f" style:font-style-asian="normal" style:font-weight-asian="normal"/>
    </style:style>
    <style:style style:name="T81" style:family="text">
      <style:text-properties fo:font-style="normal" fo:font-weight="normal" officeooo:rsid="0061d66a" style:font-style-asian="normal" style:font-weight-asian="normal"/>
    </style:style>
    <style:style style:name="T82" style:family="text">
      <style:text-properties fo:font-style="normal" fo:font-weight="normal" officeooo:rsid="0063654c" style:font-style-asian="normal" style:font-weight-asian="normal"/>
    </style:style>
    <style:style style:name="T83" style:family="text">
      <style:text-properties fo:font-style="normal" fo:font-weight="normal" officeooo:rsid="00640bfd" style:font-style-asian="normal" style:font-weight-asian="normal"/>
    </style:style>
    <style:style style:name="T84" style:family="text">
      <style:text-properties fo:font-style="normal" fo:font-weight="normal" officeooo:rsid="00655c96" style:font-style-asian="normal" style:font-weight-asian="normal"/>
    </style:style>
    <style:style style:name="T85" style:family="text">
      <style:text-properties fo:font-style="normal" fo:font-weight="normal" officeooo:rsid="0076be81" style:font-style-asian="normal" style:font-weight-asian="normal"/>
    </style:style>
    <style:style style:name="T86" style:family="text">
      <style:text-properties fo:font-style="normal" fo:font-weight="normal" officeooo:rsid="0080480b" style:font-style-asian="normal" style:font-weight-asian="normal"/>
    </style:style>
    <style:style style:name="T87" style:family="text">
      <style:text-properties fo:font-style="normal" fo:font-weight="bold" style:font-style-asian="normal" style:font-weight-asian="bold" style:font-weight-complex="bold"/>
    </style:style>
    <style:style style:name="T88" style:family="text">
      <style:text-properties fo:font-style="normal" fo:font-weight="bold" officeooo:rsid="0080480b" style:font-style-asian="normal" style:font-weight-asian="bold" style:font-weight-complex="bold"/>
    </style:style>
    <style:style style:name="T89" style:family="text">
      <style:text-properties fo:font-style="normal" fo:font-weight="bold" officeooo:rsid="005e7418" style:font-style-asian="normal" style:font-weight-asian="bold" style:font-weight-complex="bold"/>
    </style:style>
    <style:style style:name="T90" style:family="text">
      <style:text-properties fo:font-style="normal" fo:font-weight="bold" officeooo:rsid="005f428c" style:font-style-asian="normal" style:font-weight-asian="bold" style:font-weight-complex="bold"/>
    </style:style>
    <style:style style:name="T91" style:family="text">
      <style:text-properties fo:font-style="normal" fo:font-weight="bold" officeooo:rsid="0060d74f" style:font-style-asian="normal" style:font-weight-asian="bold" style:font-weight-complex="bold"/>
    </style:style>
    <style:style style:name="T92" style:family="text">
      <style:text-properties fo:font-style="normal" fo:font-weight="bold" officeooo:rsid="0061d66a" style:font-style-asian="normal" style:font-weight-asian="bold" style:font-weight-complex="bold"/>
    </style:style>
    <style:style style:name="T93" style:family="text">
      <style:text-properties fo:font-style="normal" fo:font-weight="bold" officeooo:rsid="0076be81" style:font-style-asian="normal" style:font-weight-asian="bold" style:font-weight-complex="bold"/>
    </style:style>
    <style:style style:name="T94" style:family="text">
      <style:text-properties officeooo:rsid="001c7882"/>
    </style:style>
    <style:style style:name="T95" style:family="text">
      <style:text-properties officeooo:rsid="00421d53"/>
    </style:style>
    <style:style style:name="T96" style:family="text">
      <style:text-properties officeooo:rsid="00439e26"/>
    </style:style>
    <style:style style:name="T97" style:family="text">
      <style:text-properties officeooo:rsid="004545d1"/>
    </style:style>
    <style:style style:name="T98" style:family="text">
      <style:text-properties fo:color="#000000" style:font-name="Liberation Serif"/>
    </style:style>
    <style:style style:name="T99" style:family="text">
      <style:text-properties fo:color="#000000" style:font-name="Liberation Serif" fo:font-style="normal" fo:font-weight="normal" style:font-style-asian="normal" style:font-weight-asian="normal"/>
    </style:style>
    <style:style style:name="T100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1" style:family="text">
      <style:text-properties fo:color="#000000" style:font-name="Liberation Serif" officeooo:rsid="004933e9"/>
    </style:style>
    <style:style style:name="T102" style:family="text">
      <style:text-properties fo:color="#000000" style:font-name="Liberation Serif" fo:font-size="12pt" officeooo:rsid="001c7882" style:font-size-asian="12pt" style:font-size-complex="12pt"/>
    </style:style>
    <style:style style:name="T103" style:family="text">
      <style:text-properties fo:color="#000000" style:font-name="Liberation Serif" fo:font-size="12pt" officeooo:rsid="004933e9" style:font-size-asian="12pt" style:font-size-complex="12pt"/>
    </style:style>
    <style:style style:name="T104" style:family="text">
      <style:text-properties fo:color="#000000" style:font-name="Liberation Serif" fo:font-size="12pt" officeooo:rsid="0049de7b" style:font-size-asian="12pt" style:font-size-complex="12pt"/>
    </style:style>
    <style:style style:name="T105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06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07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08" style:family="text">
      <style:text-properties fo:color="#000000" style:font-name="Liberation Serif" fo:font-weight="bold" style:font-weight-asian="bold" style:font-weight-complex="bold"/>
    </style:style>
    <style:style style:name="T109" style:family="text">
      <style:text-properties fo:color="#000000" style:font-name="Liberation Serif" fo:font-weight="bold" officeooo:rsid="004933e9" style:font-weight-asian="bold" style:font-weight-complex="bold"/>
    </style:style>
    <style:style style:name="T110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11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12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13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14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15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16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17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18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19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20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21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22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23" style:family="text">
      <style:text-properties fo:color="#000000" style:font-name="Liberation Serif" fo:font-size="12pt" fo:font-style="normal" fo:font-weight="normal" officeooo:rsid="007db2d9" style:font-size-asian="12pt" style:font-style-asian="normal" style:font-weight-asian="normal" style:font-size-complex="12pt"/>
    </style:style>
    <style:style style:name="T124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25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26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27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28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29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0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1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32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33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34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35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36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37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38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39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42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44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46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47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48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49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50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51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52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53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54" style:family="text">
      <style:text-properties fo:color="#000000" style:font-name="Liberation Serif" fo:font-size="12pt" style:font-size-asian="12pt" style:font-size-complex="12pt"/>
    </style:style>
    <style:style style:name="T155" style:family="text">
      <style:text-properties fo:color="#000000" style:font-name="Liberation Serif" fo:font-size="12pt" officeooo:rsid="001c7882" style:font-size-asian="12pt" style:font-size-complex="12pt"/>
    </style:style>
    <style:style style:name="T156" style:family="text">
      <style:text-properties fo:color="#000000" style:font-name="Liberation Serif" fo:font-size="12pt" officeooo:rsid="0067ff8d" style:font-size-asian="12pt" style:font-size-complex="12pt"/>
    </style:style>
    <style:style style:name="T157" style:family="text">
      <style:text-properties fo:color="#000000" style:font-name="Liberation Serif" fo:font-size="12pt" officeooo:rsid="006bc6d7" style:font-size-asian="12pt" style:font-size-complex="12pt"/>
    </style:style>
    <style:style style:name="T158" style:family="text">
      <style:text-properties fo:color="#000000" style:font-name="Liberation Serif" fo:font-size="12pt" officeooo:rsid="006ea42a" style:font-size-asian="12pt" style:font-size-complex="12pt"/>
    </style:style>
    <style:style style:name="T159" style:family="text">
      <style:text-properties fo:color="#000000" style:font-name="Liberation Serif" fo:font-size="12pt" officeooo:rsid="006eac7a" style:font-size-asian="12pt" style:font-size-complex="12pt"/>
    </style:style>
    <style:style style:name="T160" style:family="text">
      <style:text-properties fo:color="#000000" style:font-name="Liberation Serif" fo:font-size="12pt" officeooo:rsid="0072c374" style:font-size-asian="12pt" style:font-size-complex="12pt"/>
    </style:style>
    <style:style style:name="T161" style:family="text">
      <style:text-properties fo:color="#000000" style:font-name="Liberation Serif" fo:font-size="12pt" officeooo:rsid="00700780" style:font-size-asian="12pt" style:font-size-complex="12pt"/>
    </style:style>
    <style:style style:name="T162" style:family="text">
      <style:text-properties fo:color="#000000" style:font-name="Liberation Serif" fo:font-size="12pt" officeooo:rsid="0079b455" style:font-size-asian="12pt" style:font-size-complex="12pt"/>
    </style:style>
    <style:style style:name="T163" style:family="text">
      <style:text-properties fo:color="#000000" style:font-name="Liberation Serif" fo:font-size="12pt" officeooo:rsid="007a8481" style:font-size-asian="12pt" style:font-size-complex="12pt"/>
    </style:style>
    <style:style style:name="T164" style:family="text">
      <style:text-properties fo:color="#000000" style:font-name="Liberation Serif" fo:font-size="12pt" officeooo:rsid="007bbfa3" style:font-size-asian="12pt" style:font-size-complex="12pt"/>
    </style:style>
    <style:style style:name="T165" style:family="text">
      <style:text-properties fo:color="#000000" style:font-name="Liberation Serif" fo:font-size="12pt" officeooo:rsid="0080480b" style:font-size-asian="12pt" style:font-size-complex="12pt"/>
    </style:style>
    <style:style style:name="T166" style:family="text">
      <style:text-properties fo:color="#000000" style:font-name="Liberation Serif" fo:font-size="12pt" officeooo:rsid="00811773" style:font-size-asian="12pt" style:font-size-complex="12pt"/>
    </style:style>
    <style:style style:name="T167" style:family="text">
      <style:text-properties fo:color="#000000" style:font-name="Liberation Serif" fo:font-size="12pt" fo:font-weight="normal" officeooo:rsid="007342ac" style:font-size-asian="12pt" style:font-weight-asian="normal" style:font-size-complex="12pt"/>
    </style:style>
    <style:style style:name="T168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69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70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78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80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81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82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83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84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85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86" style:family="text">
      <style:text-properties fo:color="#000000" style:font-name="Liberation Serif" fo:font-size="12pt" fo:font-style="italic" officeooo:rsid="0080480b" style:font-size-asian="12pt" style:font-style-asian="italic" style:font-size-complex="12pt" style:font-style-complex="italic"/>
    </style:style>
    <style:style style:name="T187" style:family="text">
      <style:text-properties fo:color="#000000" style:font-name="Liberation Serif" fo:font-size="12pt" fo:font-style="italic" officeooo:rsid="0079b455" style:font-size-asian="12pt" style:font-style-asian="italic" style:font-size-complex="12pt" style:font-style-complex="italic"/>
    </style:style>
    <style:style style:name="T188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89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90" style:family="text">
      <style:text-properties fo:color="#000000" style:font-name="Liberation Serif" fo:font-size="12pt" officeooo:rsid="00811773" style:font-name-asian="Noto Sans Mono CJK SC" style:font-size-asian="12pt" style:font-name-complex="Liberation Mono" style:font-size-complex="12pt"/>
    </style:style>
    <style:style style:name="T191" style:family="text">
      <style:text-properties officeooo:rsid="00475d7b"/>
    </style:style>
    <style:style style:name="T192" style:family="text">
      <style:text-properties officeooo:rsid="004933e9"/>
    </style:style>
    <style:style style:name="T193" style:family="text">
      <style:text-properties style:font-name="Liberation Serif"/>
    </style:style>
    <style:style style:name="T194" style:family="text">
      <style:text-properties style:font-name="Liberation Serif" fo:font-size="12pt" style:font-size-asian="12pt" style:font-size-complex="12pt"/>
    </style:style>
    <style:style style:name="T195" style:family="text">
      <style:text-properties style:font-name="Liberation Serif" fo:font-size="12pt" officeooo:rsid="001c7882" style:font-size-asian="12pt" style:font-size-complex="12pt"/>
    </style:style>
    <style:style style:name="T196" style:family="text">
      <style:text-properties style:font-name="Liberation Serif" fo:font-size="12pt" officeooo:rsid="004933e9" style:font-size-asian="12pt" style:font-size-complex="12pt"/>
    </style:style>
    <style:style style:name="T197" style:family="text">
      <style:text-properties style:font-name="Liberation Serif" fo:font-size="12pt" officeooo:rsid="0049de7b" style:font-size-asian="12pt" style:font-size-complex="12pt"/>
    </style:style>
    <style:style style:name="T198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99" style:family="text">
      <style:text-properties style:font-name="Liberation Serif" officeooo:rsid="001c7882"/>
    </style:style>
    <style:style style:name="T200" style:family="text">
      <style:text-properties style:font-name="Liberation Serif" officeooo:rsid="00421d53"/>
    </style:style>
    <style:style style:name="T201" style:family="text">
      <style:text-properties style:font-name="Liberation Serif" fo:font-weight="bold" officeooo:rsid="001c7882" style:font-weight-asian="bold" style:font-weight-complex="bold"/>
    </style:style>
    <style:style style:name="T202" style:family="text">
      <style:text-properties style:font-name="Liberation Serif" fo:font-weight="bold" officeooo:rsid="00421d53" style:font-weight-asian="bold" style:font-weight-complex="bold"/>
    </style:style>
    <style:style style:name="T203" style:family="text">
      <style:text-properties style:font-name="Liberation Serif" fo:font-style="italic" fo:font-weight="normal" style:font-style-asian="italic" style:font-weight-asian="normal"/>
    </style:style>
    <style:style style:name="T204" style:family="text">
      <style:text-properties officeooo:rsid="004aa486"/>
    </style:style>
    <style:style style:name="T205" style:family="text">
      <style:text-properties officeooo:rsid="00640bfd"/>
    </style:style>
    <style:style style:name="T206" style:family="text">
      <style:text-properties officeooo:rsid="0080480b"/>
    </style:style>
    <style:style style:name="T207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08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09" style:family="text">
      <style:text-properties officeooo:rsid="008117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7">chr(i)</text:span> <text:s/>- conversion from int to char, return character (string), input int </text:p>
      <text:p text:style-name="P2"><text:tab/>chr(97) <text:tab/># out: ‘a’</text:p>
      <text:p text:style-name="P2">-&gt; <text:span text:style-name="T17">ord(c)</text:span> <text:s/>- conversion from char to int, return integer, input char</text:p>
      <text:p text:style-name="P2"><text:tab/>ord(‘a’)<text:tab/># out: 97</text:p>
      <text:p text:style-name="P2">-&gt; <text:span text:style-name="T17">dir() </text:span>- return names in the given scope, return list of str</text:p>
      <text:p text:style-name="P2"><text:tab/>dir(list)</text:p>
      <text:p text:style-name="P2">-&gt; <text:span text:style-name="T17">help() </text:span>- python help function</text:p>
      <text:p text:style-name="P3"><text:span text:style-name="T17">-</text:span><text:span text:style-name="T18">&gt;</text:span><text:span text:style-name="T17"> zip()</text:span> - <text:span text:style-name="T36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7">enumerate</text:span><text:span text:style-name="T18">()</text:span><text:span text:style-name="T1"> </text:span><text:span text:style-name="T36">- return an enumerate object</text:span></text:p>
      <text:p text:style-name="P3"><text:tab/>for (i, val) in enumerate(ls):</text:p>
      <text:p text:style-name="P2"><text:span text:style-name="T30">-</text:span><text:span text:style-name="T31">&gt;</text:span><text:span text:style-name="T30"> len() </text:span>- <text:span text:style-name="T36">return length of an sequence</text:span></text:p>
      <text:p text:style-name="P2"><text:tab/><text:span text:style-name="T36">len(lst)</text:span></text:p>
      <text:p text:style-name="P3"><text:span text:style-name="T30">-</text:span><text:span text:style-name="T31">&gt;</text:span><text:span text:style-name="T30"> isinstance() </text:span>- <text:span text:style-name="T36">return whether an object is an instance of a class or of a subclass, return 1 or 0</text:span></text:p>
      <text:p text:style-name="P3"><text:tab/>isinstance(1, int)</text:p>
      <text:p text:style-name="P3"><text:span text:style-name="T30">-</text:span><text:span text:style-name="T31">&gt;</text:span><text:span text:style-name="T30"> is </text:span>– <text:span text:style-name="T36">used for comparing elements using their unique ID</text:span></text:p>
      <text:p text:style-name="P3"><text:tab/>a is b</text:p>
      <text:p text:style-name="P2"><text:span text:style-name="T30">-</text:span><text:span text:style-name="T31">&gt;</text:span><text:span text:style-name="T30"> type()</text:span> - <text:span text:style-name="T36">return type of an object</text:span></text:p>
      <text:p text:style-name="P2"><text:tab/><text:span text:style-name="T36">type(‘test’)</text:span></text:p>
      <text:p text:style-name="P2"><text:span text:style-name="T30">-</text:span><text:span text:style-name="T31">&gt;</text:span><text:span text:style-name="T30"> sum()</text:span> - <text:span text:style-name="T36">return sum of iterable, input iterable</text:span></text:p>
      <text:p text:style-name="P2"><text:tab/><text:span text:style-name="T36">sum(lst)</text:span></text:p>
      <text:p text:style-name="P3"><text:span text:style-name="T17">-</text:span><text:span text:style-name="T18">&gt;</text:span><text:span text:style-name="T17"> min/max() </text:span>- <text:span text:style-name="T37">return smallest/largest value </text:span></text:p>
      <text:p text:style-name="P3"><text:tab/>min(a, b, key=len)</text:p>
      <text:p text:style-name="P2"><text:span text:style-name="T17">-</text:span><text:span text:style-name="T19">&gt;</text:span><text:span text:style-name="T17"> abs() -</text:span> <text:span text:style-name="T37">return absolute value</text:span></text:p>
      <text:p text:style-name="P2"><text:tab/><text:span text:style-name="T37">abs(-24)</text:span></text:p>
      <text:p text:style-name="P2"><text:span text:style-name="T17">-</text:span><text:span text:style-name="T19">&gt;</text:span><text:span text:style-name="T17"> all() </text:span>- <text:span text:style-name="T37">return True if bool(x) is True for all values x in the iterable. If the iterable is empty, return <text:tab/>True.</text:span></text:p>
      <text:p text:style-name="P2"><text:tab/><text:span text:style-name="T37">return all(True if x &gt; 5 else False for i in lst)</text:span></text:p>
      <text:p text:style-name="P4"><text:span text:style-name="T17">-</text:span><text:span text:style-name="T19">&gt;</text:span><text:span text:style-name="T17"> hex() </text:span>- <text:span text:style-name="T37">r</text:span>eturn the hexadecimal representation of an integer.</text:p>
      <text:p text:style-name="P4"><text:tab/>hex(ord('w')) <text:tab/><text:span text:style-name="T37"># out:</text:span> 0x77</text:p>
      <text:p text:style-name="P4"><text:span text:style-name="T17">-</text:span><text:span text:style-name="T19">&gt;</text:span><text:span text:style-name="T17"> bin() </text:span>- <text:span text:style-name="T37">r</text:span>eturn the binary representation of an integer.</text:p>
      <text:p text:style-name="P4"><text:tab/>bin(9) <text:tab/><text:tab/><text:span text:style-name="T37"># out:</text:span> '0b1100'</text:p>
      <text:p text:style-name="P2"><text:span text:style-name="T17">-</text:span><text:span text:style-name="T20">&gt;</text:span><text:span text:style-name="T17"> None </text:span>- return of <text:span text:style-name="T38">a </text:span>void function</text:p>
      <text:p text:style-name="P2"><text:span text:style-name="T17">-</text:span><text:span text:style-name="T21">&gt;</text:span><text:span text:style-name="T17"> assert</text:span> - <text:span text:style-name="T39">test if a condition returns True</text:span></text:p>
      <text:p text:style-name="P2"><text:tab/><text:span text:style-name="T39">assert x == ‘Hello’</text:span></text:p>
      <text:p text:style-name="P2"><text:span text:style-name="T17">-</text:span><text:span text:style-name="T21">&gt;</text:span><text:span text:style-name="T17"> continue </text:span>- <text:span text:style-name="T39">skip the current iteration and moves to the next one</text:span></text:p>
      <text:p text:style-name="P2"><text:span text:style-name="T17">-</text:span><text:span text:style-name="T21">&gt;</text:span><text:span text:style-name="T17"> break </text:span>- <text:span text:style-name="T39">break from the loop</text:span></text:p>
      <text:p text:style-name="P2"><text:span text:style-name="T17">-</text:span><text:span text:style-name="T21">&gt;</text:span><text:span text:style-name="T17"> pass </text:span>- <text:span text:style-name="T39">placeholder for further development, instruction to do nothing</text:span></text:p>
      <text:p text:style-name="P2"><text:span text:style-name="T17">-</text:span><text:span text:style-name="T21">&gt;</text:span><text:span text:style-name="T17"> in / not in</text:span> - <text:span text:style-name="T39">checking membership</text:span></text:p>
      <text:p text:style-name="P2"><text:tab/><text:span text:style-name="T39">if 3 in [1, 2, 3]:</text:span></text:p>
      <text:p text:style-name="P10">-<text:span text:style-name="T62">&gt; n</text:span>amespaces: <text:span text:style-name="T17">local</text:span>, <text:span text:style-name="T17">global</text:span>, <text:span text:style-name="T17">builtins</text:span></text:p>
      <text:p text:style-name="P2">-<text:span text:style-name="T62">&gt; variables: (local), </text:span><text:span text:style-name="T27">nonlocal</text:span><text:span text:style-name="T62"> (enclosed function), </text:span><text:span text:style-name="T27">global</text:span><text:span text:style-name="T62"> (module or script)</text:span></text:p>
      <text:p text:style-name="P2"/>
      <text:p text:style-name="P25"><text:span text:style-name="T40">2. S</text:span>tring module <text:span text:style-name="T40">(import string)</text:span></text:p>
      <text:p text:style-name="P2"/>
      <text:p text:style-name="P5"><text:span text:style-name="T17">-</text:span><text:span text:style-name="T22">&gt; </text:span><text:span text:style-name="T17">ascii_letters </text:span>= 'abcdefghijklmnopqrstuvwxyzABCDEFGHIJKLMNOPQRSTUVWXYZ'</text:p>
      <text:p text:style-name="P5"><text:span text:style-name="T17">-</text:span><text:span text:style-name="T22">&gt; </text:span><text:span text:style-name="T17">ascii_lowercase </text:span>= 'abcdefghijklmnopqrstuvwxyz'</text:p>
      <text:p text:style-name="P2"><text:span text:style-name="T17">-</text:span><text:span text:style-name="T22">&gt; </text:span><text:span text:style-name="T17">ascii_uppercase </text:span>= 'ABCDEFGHIJKLMNOPQRSTUVWXYZ'</text:p>
      <text:p text:style-name="P2"><text:soft-page-break/><text:span text:style-name="T17">-</text:span><text:span text:style-name="T22">&gt; </text:span><text:span text:style-name="T17">digits </text:span>= '0123456789'</text:p>
      <text:p text:style-name="P5"><text:span text:style-name="T17">-</text:span><text:span text:style-name="T22">&gt; </text:span><text:span text:style-name="T17">printable </text:span>= '0123456789abcdefghijklmnopqrstuvwxyzABCDEFGHIJKLMNOPQRSTU…</text:p>
      <text:p text:style-name="P5"><text:span text:style-name="T17">-</text:span><text:span text:style-name="T22">&gt; </text:span><text:span text:style-name="T17">punctuation</text:span> = '!"#$%&amp;\'()*+,-./:;&lt;=&gt;?@[\\]^_`{|}~'</text:p>
      <text:p text:style-name="P2"><text:span text:style-name="T17">-</text:span><text:span text:style-name="T22">&gt; </text:span><text:span text:style-name="T17">whitespace</text:span> = ' \t\n\r\x0b\x0c'</text:p>
      <text:p text:style-name="P2"/>
      <text:p text:style-name="P27">3. str methods</text:p>
      <text:p text:style-name="P2"/>
      <text:p text:style-name="P2"><text:span text:style-name="T17">-</text:span><text:span text:style-name="T23">&gt; </text:span><text:span text:style-name="T17">str.split() </text:span>- <text:span text:style-name="T49">r</text:span>eturn a list of the words in the string, using sep as the delimiter string.</text:p>
      <text:p text:style-name="P2"><text:tab/><text:span text:style-name="T49">L = ‘a-b-c’.split(‘-’)<text:tab/><text:tab/># out: [‘a’, ‘b’, ‘c’]</text:span></text:p>
      <text:p text:style-name="P6"><text:span text:style-name="T16">-</text:span><text:span text:style-name="T23">&gt; </text:span><text:span text:style-name="T17">str.strip() / str.lstrip() / str.rstrip() </text:span>- <text:span text:style-name="T49">r</text:span>eturn a copy of the string with leading and trailing <text:tab/>whitespace removed. If chars is given and not None, remove characters in chars instead.</text:p>
      <text:p text:style-name="P6"><text:tab/>'abcdadab'<text:span text:style-name="T49">.strip('abc')<text:tab/><text:tab/># out: ‘dad’</text:span></text:p>
      <text:p text:style-name="P6"><text:span text:style-name="T17">-</text:span><text:span text:style-name="T23">&gt; </text:span><text:span text:style-name="T17">' '.join() </text:span>- <text:span text:style-name="T49">c</text:span>oncatenate any number of strings.</text:p>
      <text:p text:style-name="P6"><text:tab/>‘-’.<text:span text:style-name="T50">join([‘a’, ‘m’, ‘n’])<text:tab/># out: ‘a-m-n’</text:span></text:p>
      <text:p text:style-name="P6"><text:span text:style-name="T17">-</text:span><text:span text:style-name="T23">&gt; </text:span><text:span text:style-name="T17">str.count() </text:span>- <text:span text:style-name="T50">r</text:span>eturn the number of non-overlapping occurrences of substring sub in string <text:tab/>S[start:end].</text:p>
      <text:p text:style-name="P6"><text:tab/>‘<text:span text:style-name="T50">abcab’.count(‘a’)<text:tab/><text:tab/># out: 2</text:span></text:p>
      <text:p text:style-name="P6"><text:span text:style-name="T17">-</text:span><text:span text:style-name="T23">&gt; </text:span><text:span text:style-name="T17">str()<text:tab/></text:span>- <text:span text:style-name="T50">convert to str</text:span></text:p>
      <text:p text:style-name="P6"><text:tab/><text:span text:style-name="T50">str(10)<text:tab/><text:tab/><text:tab/><text:tab/></text:span><text:span text:style-name="T51"># out: ‘10’</text:span></text:p>
      <text:p text:style-name="P7"><text:span text:style-name="T17">-</text:span><text:span text:style-name="T23">&gt; </text:span><text:span text:style-name="T17">str.translate()</text:span><text:span text:style-name="T1"> </text:span>- <text:span text:style-name="T51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1">abcdcba’</text:span>.translate(transtab)<text:tab/><text:span text:style-name="T51"># out: ‘123d321’</text:span></text:p>
      <text:p text:style-name="P2"><text:span text:style-name="T17">-</text:span><text:span text:style-name="T23">&gt; </text:span><text:span text:style-name="T17">str.find() </text:span>- <text:span text:style-name="T51">r</text:span>eturn the lowest index in S where substring sub is found, such that sub is contained <text:tab/>within S[start:end]. Return -1 on failure.</text:p>
      <text:p text:style-name="P25"><text:tab/><text:span text:style-name="T53">‘</text:span><text:span text:style-name="T54">abcd’.find(‘c’)<text:tab/><text:tab/># out: 2</text:span></text:p>
      <text:p text:style-name="P2"><text:span text:style-name="T17">-</text:span><text:span text:style-name="T23">&gt; </text:span><text:span text:style-name="T17">str.format() </text:span>- <text:span text:style-name="T52">r</text:span>eturn a formatted version of S, using substitutions from args and kwargs.</text:p>
      <text:p text:style-name="P2"><text:tab/><text:span text:style-name="T52">print(‘I live in {0}’.format(‘Herborn))</text:span></text:p>
      <text:p text:style-name="P2"><text:span text:style-name="T17">-</text:span><text:span text:style-name="T23">&gt; </text:span><text:span text:style-name="T17">str.lower() </text:span>- <text:span text:style-name="T52">convert string to lowercase</text:span></text:p>
      <text:p text:style-name="P2"><text:span text:style-name="T17">-</text:span><text:span text:style-name="T23">&gt; </text:span><text:span text:style-name="T17">str.upper() </text:span>- <text:span text:style-name="T52">convert string to upper case</text:span></text:p>
      <text:p text:style-name="P2"><text:span text:style-name="T17">-</text:span><text:span text:style-name="T23">&gt; </text:span><text:span text:style-name="T17">str.replace(old, new, count) </text:span>- <text:span text:style-name="T52">replace instances of old substring with new substring</text:span></text:p>
      <text:p text:style-name="P2"><text:tab/>‘<text:span text:style-name="T52">abc’.replace(‘bc’, ‘de’)<text:tab/># out: ‘ade’</text:span></text:p>
      <text:p text:style-name="P2"><text:span text:style-name="T17">-</text:span><text:span text:style-name="T23">&gt; </text:span><text:span text:style-name="T17">str.splitlines() </text:span>-&gt; <text:span text:style-name="T52">r</text:span>eturn a list of the lines in the string, breaking at line boundaries.</text:p>
      <text:p text:style-name="P2">-<text:span text:style-name="T48">&gt; </text:span>a = 'bana', b = a[2:6] -&gt; b = 'na <text:s/>' - <text:span text:style-name="T57">string slicing</text:span></text:p>
      <text:p text:style-name="P2"><text:span text:style-name="T17">-</text:span><text:span text:style-name="T23">&gt; </text:span><text:span text:style-name="T17">c = a[::-1]</text:span> -&gt; reverse string</text:p>
      <text:p text:style-name="P2"><text:span text:style-name="T17">-</text:span><text:span text:style-name="T23">&gt; </text:span><text:span text:style-name="T17">''.join(generator) </text:span>-&gt; to create string</text:p>
      <text:p text:style-name="P2"><text:span text:style-name="T17">-</text:span><text:span text:style-name="T23">&gt; </text:span><text:span text:style-name="T17">str.islower(), str.isupper(), str.isdigit(), str.isalpha(), str.isalnum() </text:span>- <text:span text:style-name="T52">the most useful validation <text:tab/>functions, return True or False</text:span></text:p>
      <text:p text:style-name="P2"/>
      <text:p text:style-name="P25"><text:span text:style-name="T58">4. </text:span>tuple</text:p>
      <text:p text:style-name="P2"/>
      <text:p text:style-name="P2">-<text:span text:style-name="T58">&gt; </text:span>a = tuple()</text:p>
      <text:p text:style-name="P2">-<text:span text:style-name="T58">&gt; </text:span>a = (1,)</text:p>
      <text:p text:style-name="P2">-<text:span text:style-name="T58">&gt; </text:span>b = (1, 2, 3) <text:tab/><text:tab/><text:tab/><text:span text:style-name="T17"># tuple packing</text:span></text:p>
      <text:p text:style-name="P2">-<text:span text:style-name="T58">&gt; </text:span>(first, seconde, third) = b <text:tab/><text:tab/><text:span text:style-name="T17"># tuple unpacking <text:s text:c="2"/></text:span><text:s/></text:p>
      <text:p text:style-name="P2">-<text:span text:style-name="T58">&gt; </text:span>(a, b) = (b, a)<text:tab/><text:tab/><text:tab/><text:span text:style-name="T24"># swapping</text:span></text:p>
      <text:p text:style-name="P2"/>
      <text:p text:style-name="P25"><text:span text:style-name="T58">5. </text:span>list</text:p>
      <text:p text:style-name="P2"/>
      <text:p text:style-name="P2"><text:span text:style-name="T17">-</text:span><text:span text:style-name="T25">&gt; </text:span><text:span text:style-name="T17">del l[1:3] </text:span>- <text:span text:style-name="T59">delete slice of an list</text:span></text:p>
      <text:p text:style-name="P2"><text:span text:style-name="T17">-</text:span><text:span text:style-name="T25">&gt; </text:span><text:span text:style-name="T17">a = b[:] </text:span>-<text:span text:style-name="T59"> copying list</text:span></text:p>
      <text:p text:style-name="P2"><text:span text:style-name="T17">-</text:span><text:span text:style-name="T25">&gt; </text:span><text:span text:style-name="T17">list.apend(object) </text:span>– <text:span text:style-name="T59">adding element to the list</text:span></text:p>
      <text:p text:style-name="P2"><text:soft-page-break/><text:span text:style-name="T17">-</text:span><text:span text:style-name="T25">&gt; </text:span><text:span text:style-name="T17">list.extend(iterable) </text:span>– <text:span text:style-name="T59">e</text:span>xtend list by appending elements from the iterable.</text:p>
      <text:p text:style-name="P2"><text:span text:style-name="T17">-</text:span><text:span text:style-name="T25">&gt; </text:span><text:span text:style-name="T17">list.insert(index, object) </text:span>- <text:span text:style-name="T59">i</text:span>nsert object before index.</text:p>
      <text:p text:style-name="P2"><text:span text:style-name="T17">-</text:span><text:span text:style-name="T25">&gt; </text:span><text:span text:style-name="T17">list.remove(object) </text:span>- <text:span text:style-name="T59">r</text:span>emove first occurrence of value, <text:span text:style-name="T59">r</text:span>aises ValueError if the value is not <text:tab/>present.</text:p>
      <text:p text:style-name="P2"><text:span text:style-name="T17">-</text:span><text:span text:style-name="T25">&gt; </text:span><text:span text:style-name="T17">list.pop() / list.pop(index) </text:span>- <text:span text:style-name="T59">r</text:span>emove and return item at index (default last), <text:span text:style-name="T59">r</text:span>aises IndexError if list <text:tab/>is empty or index is out of range.</text:p>
      <text:p text:style-name="P2"><text:span text:style-name="T17">-</text:span><text:span text:style-name="T25">&gt; </text:span><text:span text:style-name="T17">list.count(value)</text:span> - <text:span text:style-name="T59">return number of occurrences of value.</text:span></text:p>
      <text:p text:style-name="P8"><text:span text:style-name="T17">-</text:span><text:span text:style-name="T25">&gt; </text:span><text:span text:style-name="T17">list.sort(key=None, reverse=False) </text:span>- <text:span text:style-name="T60">s</text:span>ort the list in ascending order and return None.</text:p>
      <text:p text:style-name="P8"><text:span text:style-name="T17">-</text:span><text:span text:style-name="T25">&gt; </text:span><text:span text:style-name="T17">list.reverse() </text:span>- <text:span text:style-name="T59">r</text:span>everse *IN PLACE*.</text:p>
      <text:p text:style-name="P8"><text:span text:style-name="T17">-</text:span><text:span text:style-name="T25">&gt; list.index() </text:span><text:span text:style-name="T59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7">-</text:span><text:span text:style-name="T27">&gt; </text:span><text:span text:style-name="T17">dict()</text:span> - <text:span text:style-name="T62">dict creation</text:span></text:p>
      <text:p text:style-name="P2"><text:s text:c="4"/><text:tab/>dic_a = {'city':'Herborn', 'population':20000}</text:p>
      <text:p text:style-name="P11"><text:span text:style-name="T17">-</text:span><text:span text:style-name="T27">&gt; </text:span><text:span text:style-name="T28">dic.get(key, default=None)</text:span><text:span text:style-name="T63"> - </text:span><text:span text:style-name="T64">r</text:span><text:span text:style-name="T63">eturn the value for key if key is in the dictionary, else default.</text:span></text:p>
      <text:p text:style-name="P11"><text:tab/>dic_a['p'] = dic_a.get('p', 0) + 1</text:p>
      <text:p text:style-name="P12"><text:span text:style-name="T17">-</text:span><text:span text:style-name="T27">&gt; </text:span><text:span text:style-name="T29">dic.items() </text:span><text:span text:style-name="T64">- a set-like object providing a view on dict's items</text:span></text:p>
      <text:p text:style-name="P12"><text:tab/>for k, v in dic_a.items()</text:p>
      <text:p text:style-name="P34"><text:span text:style-name="T44">-</text:span><text:span text:style-name="T45">&gt; </text:span><text:span text:style-name="T44">d.key</text:span><text:span text:style-name="T45">s</text:span><text:span text:style-name="T44">() </text:span><text:span text:style-name="T41">- </text:span><text:span text:style-name="T42">a set-like object providing a view on dict's keys</text:span></text:p>
      <text:p text:style-name="P34"><text:span text:style-name="T46">-&gt; d.values()</text:span><text:span text:style-name="T42"> - a set-like object providing a view on dict's values</text:span></text:p>
      <text:p text:style-name="P10"><text:span text:style-name="T17">-</text:span><text:span text:style-name="T27">&gt; </text:span><text:span text:style-name="T17">del d[key] </text:span>- <text:span text:style-name="T64">deleting a key from dict</text:span></text:p>
      <text:p text:style-name="P10"><text:span text:style-name="T17">-</text:span><text:span text:style-name="T27">&gt; </text:span><text:span text:style-name="T17">key in d</text:span> - <text:span text:style-name="T64">iterating over keys in dict</text:span></text:p>
      <text:p text:style-name="P2"><text:span text:style-name="T17">-</text:span><text:span text:style-name="T27">&gt; </text:span><text:span text:style-name="T17">d.pop(key, [default]) </text:span>- remove specified key and return the corresponding value. If key is not <text:tab/>found, d is returned if given, otherwise KeyError is raised.</text:p>
      <text:p text:style-name="P10"><text:span text:style-name="T17">-</text:span><text:span text:style-name="T27">&gt; </text:span><text:span text:style-name="T17">d.popitem() </text:span>- <text:span text:style-name="T64">r</text:span>emove and return a (key, value) pair as a 2-tuple.</text:p>
      <text:p text:style-name="P10"><text:span text:style-name="T17">-</text:span><text:span text:style-name="T27">&gt; </text:span><text:span text:style-name="T17">a_dict = {key:value for key, value in zip(categories, objects)} </text:span># dict comprehension</text:p>
      <text:p text:style-name="P10"><text:span text:style-name="T17">-</text:span><text:span text:style-name="T27">&gt; </text:span><text:span text:style-name="T17">for k,v in {**vegetable_prices, **fruit_prices}.items(): </text:span># dict unpacking IMPORTANT right <text:tab/>most dict keys prevail over left keys if the same</text:p>
      <text:p text:style-name="P2"/>
      <text:p text:style-name="P25"><text:span text:style-name="T62">8. </text:span>file handling</text:p>
      <text:p text:style-name="P12"><text:s text:c="4"/></text:p>
      <text:p text:style-name="P12"><text:span text:style-name="T17">-</text:span><text:span text:style-name="T29">&gt; </text:span><text:span text:style-name="T17">with open ('input.txt', mode='r') as f, open ('output.txt', mode='w') as writer: </text:span>- <text:span text:style-name="T65">opening file <text:tab/>using preferred option</text:span></text:p>
      <text:p text:style-name="P2">-<text:span text:style-name="T65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7">-</text:span><text:span text:style-name="T29">&gt; </text:span><text:span text:style-name="T17">f.read([size])</text:span> - <text:span text:style-name="T65">used to read file data and store it in a variable content</text:span></text:p>
      <text:p text:style-name="P2"><text:tab/><text:span text:style-name="T65">contents = f.read()</text:span></text:p>
      <text:p text:style-name="P2"><text:span text:style-name="T17">-</text:span><text:span text:style-name="T29">&gt; </text:span><text:span text:style-name="T17">f.readlines() </text:span>- <text:span text:style-name="T65">return the list of all the lines</text:span></text:p>
      <text:p text:style-name="P2"><text:span text:style-name="T17">-</text:span><text:span text:style-name="T29">&gt; </text:span><text:span text:style-name="T17">f.writelines(iterable) </text:span>- <text:span text:style-name="T65">write items of the iterable into the file</text:span></text:p>
      <text:p text:style-name="P2"><text:span text:style-name="T17">-</text:span><text:span text:style-name="T29">&gt; </text:span><text:span text:style-name="T17">file = open('input.txt', mode='r') </text:span>- <text:span text:style-name="T65">alternative way of opening a file</text:span></text:p>
      <text:p text:style-name="P2"><text:span text:style-name="T17">-</text:span><text:span text:style-name="T29">&gt; </text:span><text:span text:style-name="T17">file.close() </text:span>- <text:span text:style-name="T65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6"># testing a script part that can raise an error</text:span></text:p>
      <text:p text:style-name="P13"><text:tab/>…</text:p>
      <text:p text:style-name="P13"><text:span text:style-name="T1">except</text:span> ValueError:<text:tab/><text:span text:style-name="T66"># catching an error</text:span></text:p>
      <text:p text:style-name="P13"><text:tab/>…</text:p>
      <text:p text:style-name="P13"><text:span text:style-name="T1">else</text:span>: <text:tab/><text:tab/><text:tab/><text:span text:style-name="T66"># </text:span>what to do if try is successfull</text:p>
      <text:p text:style-name="P13"><text:s text:c="4"/><text:tab/>...</text:p>
      <text:p text:style-name="P13"><text:span text:style-name="T1">finally</text:span>: <text:tab/><text:tab/><text:span text:style-name="T66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6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6"># simple class</text:span></text:p>
      <text:p text:style-name="P13"><text:span text:style-name="T1">class</text:span> Square(Rectangular):<text:tab/><text:tab/><text:span text:style-name="T66"># example of inheritance</text:span></text:p>
      <text:p text:style-name="P13"><text:s text:c="4"/></text:p>
      <text:p text:style-name="P13"><text:s text:c="4"/>count = 0<text:tab/><text:tab/><text:tab/><text:tab/><text:span text:style-name="T66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6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6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6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6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7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8"> </text:span>lambda x : x +2<text:tab/><text:tab/><text:tab/><text:tab/><text:tab/><text:tab/><text:span text:style-name="T68"># one variable lambda expression</text:span></text:p>
      <text:p text:style-name="P2">→<text:span text:style-name="T68"> </text:span>lambda x, y : 2*x + y<text:tab/><text:tab/><text:tab/><text:tab/><text:tab/><text:span text:style-name="T68"># two variables lambda expression</text:span></text:p>
      <text:p text:style-name="P2">→<text:span text:style-name="T68"> </text:span><text:span text:style-name="T32">no return, raise, pass, assert -&gt; SyntaxError exception</text:span></text:p>
      <text:p text:style-name="P2">→<text:span text:style-name="T68"> </text:span><text:span text:style-name="T33">use</text:span><text:span text:style-name="T34">d</text:span><text:span text:style-name="T33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8">12. </text:span>unittest</text:p>
      <text:p text:style-name="P2"/>
      <text:p text:style-name="P2"><text:soft-page-break/>→<text:span text:style-name="T68"> </text:span>import unittest<text:tab/><text:tab/><text:tab/><text:tab/><text:tab/><text:tab/><text:span text:style-name="T68"># importing module for testing</text:span></text:p>
      <text:p text:style-name="P2">→<text:span text:style-name="T68"> </text:span>python3 -m unittest test_filname (no .py)<text:tab/><text:tab/><text:tab/><text:span text:style-name="T68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6">collections: deque, </text:span>Counter, <text:span text:style-name="T69">OrderedDict</text:span></text:p>
      <text:p text:style-name="P2"/>
      <text:p text:style-name="P17"><text:span text:style-name="T17">-</text:span><text:span text:style-name="T26">&gt; </text:span><text:span text:style-name="T17">from collections import deque </text:span>– <text:span text:style-name="T61">importing deque</text:span></text:p>
      <text:p text:style-name="P17"><text:span text:style-name="T17">-</text:span><text:span text:style-name="T26">&gt; </text:span><text:span text:style-name="T17">d = deque([iterable]) </text:span>– <text:span text:style-name="T61">creating deque</text:span></text:p>
      <text:p text:style-name="P17"><text:span text:style-name="T17">-</text:span><text:span text:style-name="T26">&gt; </text:span><text:span text:style-name="T17">d.append(object) / d.appendleft(object) </text:span>- <text:span text:style-name="T61">adding element to deque</text:span></text:p>
      <text:p text:style-name="P36"><text:span text:style-name="T17">-</text:span><text:span text:style-name="T26">&gt; </text:span><text:span text:style-name="T17">d.pop() / d.popleft() </text:span>- <text:span text:style-name="T61">removing element from deque</text:span></text:p>
      <text:p text:style-name="P17"><text:span text:style-name="T17">-</text:span><text:span text:style-name="T26">&gt; </text:span><text:span text:style-name="T17">d.extend(iterable) / d.extendleft(iterable) </text:span>- <text:span text:style-name="T61">extending deque using iterable</text:span></text:p>
      <text:p text:style-name="P2"/>
      <text:p text:style-name="P2">-<text:span text:style-name="T68">&gt; </text:span><text:span text:style-name="T1">from collections import Counter</text:span><text:tab/><text:tab/><text:tab/><text:tab/><text:span text:style-name="T68"># importing module for Counter</text:span></text:p>
      <text:p text:style-name="P2"><text:span text:style-name="T68">-&gt; lst</text:span> = [1, 2, 1, 2, 3, 2]</text:p>
      <text:p text:style-name="P2">-<text:span text:style-name="T68">&gt; </text:span>c = <text:span text:style-name="T1">Counter(</text:span><text:span text:style-name="T7">lst</text:span><text:span text:style-name="T1">)</text:span><text:tab/><text:tab/><text:tab/><text:tab/><text:tab/><text:tab/><text:span text:style-name="T68"># creating instance of Counter class</text:span></text:p>
      <text:p text:style-name="P2"/>
      <text:p text:style-name="P15"><text:span text:style-name="T69">-&gt; </text:span><text:span text:style-name="T8">from collections import OrderedDict</text:span><text:span text:style-name="T70"><text:tab/><text:tab/><text:tab/></text:span><text:span text:style-name="T69"># </text:span><text:span text:style-name="T68">importing module for Counter</text:span></text:p>
      <text:p text:style-name="P15"><text:span text:style-name="T70">-</text:span><text:span text:style-name="T69">&gt; ordered_d = <text:s/></text:span><text:span text:style-name="T8">OrderedDict</text:span><text:span text:style-name="T9">()</text:span><text:span text:style-name="T69"><text:tab/><text:tab/><text:tab/><text:tab/></text:span><text:span text:style-name="T68"># creating instance of </text:span><text:span text:style-name="T69">OrderedDict</text:span><text:span text:style-name="T68"> class</text:span></text:p>
      <text:p text:style-name="P2"/>
      <text:p text:style-name="P52">14. Regular expressions</text:p>
      <text:p text:style-name="P61"/>
      <text:p text:style-name="P61"><text:span text:style-name="T71">-&gt; </text:span><text:span text:style-name="T6">import re </text:span><text:span text:style-name="T71">– importing necessary module for regex</text:span></text:p>
      <text:p text:style-name="P61">-<text:span text:style-name="T71">&gt; </text:span><text:span text:style-name="T6">re.sub(pattern, repl, string, count=0, flags=0) </text:span><text:span text:style-name="T71">- return the string obtained by</text:span></text:p>
      <text:p text:style-name="P61"><text:tab/>replacing the leftmost non-overlapping occurrences of the pattern in string by the</text:p>
      <text:p text:style-name="P61"><text:tab/>replacement repl. </text:p>
      <text:p text:style-name="P62"><text:tab/>len(re.sub('[^aAeEiIoOuU]', '', “<text:span text:style-name="T71">Steam”</text:span>)) <text:tab/><text:tab/><text:tab/><text:tab/><text:span text:style-name="T71"># out: 2 (‘ea’)</text:span></text:p>
      <text:p text:style-name="P62"><text:tab/><text:span text:style-name="T71">re.sub(‘[^a-Az-Z]’, ‘’, '%%)?"?B#&gt;/_4a#,;t8|m8675a(n') <text:tab/><text:tab/># out: ‘Batman’ </text:span></text:p>
      <text:p text:style-name="P62"><text:tab/>first_step = re.sub(r'[a-m]', '0', txt, flags=re.IGNORECASE)</text:p>
      <text:p text:style-name="P63">-&gt; <text:span text:style-name="T1">re.findall(regex, string) </text:span>- return a list of all non-overlapping matches in the string.</text:p>
      <text:p text:style-name="P63"><text:tab/>lst = <text:span text:style-name="T72">['pizza ($2.99)', 'shampoo ($15.75)', 'trash bags ($15.00)']</text:span></text:p>
      <text:p text:style-name="P63"><text:tab/><text:span text:style-name="T72">[float(i) for i in re.findall(r'\d+\.\d+', str(lst))]<text:tab/><text:tab/><text:tab/><text:tab/># out: [2.99, 15.75, 15]</text:span></text:p>
      <text:p text:style-name="P64">-&gt; <text:span text:style-name="T1">re.search(regex, string)</text:span> - matching is done in the entire string. Return: - if found <text:s/>-&gt; match <text:tab/>object, not found -&gt; None</text:p>
      <text:p text:style-name="P65"><text:span text:style-name="T94"><text:tab/></text:span><text:span text:style-name="T73">if </text:span><text:span text:style-name="T72">re.search(r'7', ‘</text:span><text:span text:style-name="T73">this is 72’</text:span><text:span text:style-name="T72">) is not None:</text:span></text:p>
      <text:p text:style-name="P69"><text:span text:style-name="T55">U</text:span><text:span text:style-name="T56">seful symbols:</text:span></text:p>
      <text:p text:style-name="P70">-<text:span text:style-name="T206">&gt;</text:span> <text:span text:style-name="T1">\w </text:span>– matches any letter <text:span text:style-name="T205">or digit or _, </text:span><text:span text:style-name="T206">equivalent to </text:span><text:span text:style-name="T15">[a-zA-Z0-9_]</text:span></text:p>
      <text:p text:style-name="P66"><text:span text:style-name="T76"><text:tab/>' '</text:span><text:span text:style-name="T72">.join(re.findall(r'\w+', '**^&amp;$Regular#$%Expressions$%$$%^**')) </text:span></text:p>
      <text:p text:style-name="P66"><text:span text:style-name="T72"><text:tab/></text:span><text:span text:style-name="T77"># out: </text:span><text:span text:style-name="T72">'Regular Expressions'</text:span></text:p>
      <text:p text:style-name="P56"><text:span text:style-name="T139">-</text:span><text:span text:style-name="T140">&gt; \W</text:span><text:span text:style-name="T111"> - Matches any character which is not a word character. This is the opposite of </text:span><text:span text:style-name="Source_20_Text"><text:span text:style-name="T140">\w</text:span></text:span><text:span text:style-name="T111">.</text:span></text:p>
      <text:p text:style-name="P48"><text:span text:style-name="T141">-</text:span><text:span text:style-name="T142">&gt;</text:span><text:span text:style-name="T141"> </text:span><text:span text:style-name="T143">| </text:span><text:span text:style-name="T132">- </text:span><text:span text:style-name="Strong_20_Emphasis"><text:span text:style-name="T132">The vertical bar</text:span></text:span><text:span text:style-name="T112"> </text:span><text:span text:style-name="Source_20_Text"><text:span text:style-name="T112">|</text:span></text:span><text:span text:style-name="T112"> is the equivalent to "or" in RegEx.</text:span></text:p>
      <text:p text:style-name="P65"><text:soft-page-break/><text:span text:style-name="T78"><text:tab/>txt2 = </text:span><text:span text:style-name="T72">'yellow flag red flag blue flag green flag'</text:span></text:p>
      <text:p text:style-name="P65"><text:span text:style-name="T78"><text:tab/>pattern = </text:span><text:span text:style-name="T72">"blue flag|red flag"</text:span></text:p>
      <text:p text:style-name="P65"><text:span text:style-name="T78"><text:tab/>re.findall(pattern</text:span><text:span text:style-name="T72">, txt2) == ['red flag', 'blue flag']</text:span></text:p>
      <text:p text:style-name="P65"><text:span text:style-name="T89">-</text:span><text:span text:style-name="T88">&gt;</text:span><text:span text:style-name="T89"> </text:span><text:span text:style-name="T90">{} </text:span><text:span text:style-name="T79">- fixed quantifiers indicate numbers of characters or expressions to match</text:span></text:p>
      <text:p text:style-name="P48"><text:span text:style-name="T113"><text:tab/></text:span><text:span text:style-name="Source_20_Text"><text:span text:style-name="T144">x{n}</text:span></text:span><text:span text:style-name="T113"> matches </text:span><text:span text:style-name="Strong_20_Emphasis"><text:span text:style-name="T136">exactly</text:span></text:span><text:span text:style-name="T113"> "n" occurrences of the preceding item "x":</text:span></text:p>
      <text:p text:style-name="P48"><text:span text:style-name="T113"><text:tab/></text:span><text:span text:style-name="Source_20_Text"><text:span text:style-name="T144">x{n,}</text:span></text:span><text:span text:style-name="T144"> </text:span><text:span text:style-name="T113">matches </text:span><text:span text:style-name="Strong_20_Emphasis"><text:span text:style-name="T136">at least</text:span></text:span><text:span text:style-name="T113"> "n" occurrences of the preceding item "x":</text:span></text:p>
      <text:p text:style-name="P48"><text:span text:style-name="T113"><text:tab/></text:span><text:span text:style-name="Source_20_Text"><text:span text:style-name="T144">x{n,m}</text:span></text:span><text:span text:style-name="T113"> matches </text:span><text:span text:style-name="Strong_20_Emphasis"><text:span text:style-name="T136">at least</text:span></text:span><text:span text:style-name="T113"> "n" </text:span><text:span text:style-name="Strong_20_Emphasis"><text:span text:style-name="T136">and at most</text:span></text:span><text:span text:style-name="T113"> "m" occurrences of the preceding item "x":</text:span></text:p>
      <text:p text:style-name="P71"><text:tab/></text:p>
      <text:p text:style-name="P65"><text:span text:style-name="T79"><text:tab/>txt = </text:span><text:span text:style-name="T72">'Hello!... Wait. How goes?..... GoodBye!..'</text:span><text:line-break/><text:tab/><text:span text:style-name="T72">pattern = r"\.{3,}"</text:span></text:p>
      <text:p text:style-name="P65"><text:span text:style-name="T79"><text:tab/>re.findall(pattern</text:span><text:span text:style-name="T72">, txt) <text:tab/><text:tab/><text:tab/><text:tab/><text:tab/><text:tab/><text:tab/><text:tab/></text:span><text:span text:style-name="T79"># out: </text:span><text:span text:style-name="T72">['...', '.....']</text:span></text:p>
      <text:p text:style-name="P65"><text:span text:style-name="T90">-</text:span><text:span text:style-name="T88">&gt;</text:span><text:span text:style-name="T90"> </text:span><text:span text:style-name="T91">^ </text:span><text:span text:style-name="T80">- match the beginning of the string</text:span></text:p>
      <text:p text:style-name="P57"><text:span text:style-name="T114"><text:tab/></text:span><text:span text:style-name="Source_20_Text"><text:span text:style-name="T114">bool(re.search(</text:span></text:span><text:span text:style-name="Source_20_Text"><text:span text:style-name="T134">r’^</text:span></text:span><text:span text:style-name="Source_20_Text"><text:span text:style-name="T114">/users/edabit/’, "/users/edabit/python/regex.py"))<text:tab/><text:tab/># out: True</text:span></text:span></text:p>
      <text:p text:style-name="P65"><text:span text:style-name="T91">-</text:span><text:span text:style-name="T88">&gt;</text:span><text:span text:style-name="T91"> </text:span><text:span text:style-name="T92">$</text:span><text:span text:style-name="T81"> - match the end of the string</text:span></text:p>
      <text:p text:style-name="P67"><text:span text:style-name="T94"><text:tab/></text:span><text:span text:style-name="T72">bool(re.search(r"\.py$|\.pyw$", "/users/file.py")) <text:tab/><text:tab/><text:tab/><text:tab/></text:span><text:span text:style-name="T81">#out: </text:span><text:span text:style-name="T72"><text:s/>True</text:span></text:p>
      <text:p text:style-name="P58"><text:span text:style-name="T139">-</text:span><text:span text:style-name="T142">&gt;</text:span><text:span text:style-name="T139"> </text:span><text:span text:style-name="T142">\</text:span><text:span text:style-name="T145">s</text:span><text:span text:style-name="T115"> - </text:span><text:span text:style-name="T131">m</text:span><text:span text:style-name="T115">atches Unicode whitespace characters (which includes </text:span><text:span text:style-name="Source_20_Text"><text:span text:style-name="T115">[ \t\n\r\f\v]</text:span></text:span></text:p>
      <text:p text:style-name="P58"><text:span text:style-name="Source_20_Text"><text:span text:style-name="T115"><text:tab/>pattern = </text:span></text:span><text:span text:style-name="T110">r'^\s+|\s+$'</text:span><text:span text:style-name="Source_20_Text"><text:span text:style-name="T115"><text:tab/><text:tab/><text:tab/></text:span></text:span><text:span text:style-name="Source_20_Text"><text:span text:style-name="T127"># matches any whitespace at the beginning and end</text:span></text:span></text:p>
      <text:p text:style-name="P58"><text:span text:style-name="T139">-</text:span><text:span text:style-name="T142">&gt;</text:span><text:span text:style-name="T139"> </text:span><text:span text:style-name="T146">\S </text:span><text:span text:style-name="T116">- </text:span><text:span text:style-name="T131">m</text:span><text:span text:style-name="T116">atches any character which is not a whitespace character. This is the opposite of </text:span><text:span text:style-name="Source_20_Text"><text:span text:style-name="T146">\s</text:span></text:span><text:span text:style-name="T116">.</text:span></text:p>
      <text:p text:style-name="P67"><text:span text:style-name="T82"><text:tab/>pattern = </text:span><text:span text:style-name="T72">r"\S\?$"</text:span></text:p>
      <text:p text:style-name="P67"><text:span text:style-name="T87">-</text:span><text:span text:style-name="T88">&gt;</text:span><text:span text:style-name="T87"> </text:span><text:span text:style-name="T93">\d </text:span><text:span text:style-name="T85">- </text:span><text:span text:style-name="T86">m</text:span><text:span text:style-name="T85">atches any Unicode decimal digit 0-9</text:span></text:p>
      <text:p text:style-name="P67"><text:span text:style-name="T85"><text:tab/>re.findall(r’\d+’</text:span><text:span text:style-name="T72">, ‘</text:span><text:span text:style-name="T85">pa123a’</text:span><text:span text:style-name="T72">)<text:tab/><text:tab/><text:tab/><text:tab/><text:tab/><text:tab/><text:tab/></text:span><text:span text:style-name="T85"># out: [‘123]</text:span></text:p>
      <text:p text:style-name="P58"><text:span text:style-name="T146">-</text:span><text:span text:style-name="T142">&gt;</text:span><text:span text:style-name="T146"> \D</text:span><text:span text:style-name="T116"> - Matches any character which is not a decimal digit. This is the opposite of </text:span><text:span text:style-name="Source_20_Text"><text:span text:style-name="T146">\d</text:span></text:span><text:span text:style-name="T116">.</text:span></text:p>
      <text:p text:style-name="P58"><text:span text:style-name="T146">-</text:span><text:span text:style-name="T142">&gt;</text:span><text:span text:style-name="T146"> </text:span><text:span text:style-name="T147">[]</text:span><text:span text:style-name="T117"> - A </text:span><text:span text:style-name="Strong_20_Emphasis"><text:span text:style-name="T137">Character Set</text:span></text:span><text:span text:style-name="T117"> will match any characters within a pair of brackets </text:span><text:span text:style-name="Source_20_Text"><text:span text:style-name="T117">[ ]</text:span></text:span><text:span text:style-name="T117">. You can specify a <text:tab/></text:span><text:span text:style-name="Strong_20_Emphasis"><text:span text:style-name="T137">range</text:span></text:span><text:span text:style-name="T117"> of characters by using a </text:span><text:span text:style-name="Strong_20_Emphasis"><text:span text:style-name="T137">hyphen</text:span></text:span><text:span text:style-name="T117">.</text:span></text:p>
      <text:p text:style-name="P68"><text:span text:style-name="T83"><text:tab/>re.findall(r'x[A-F0-9]</text:span><text:span text:style-name="T72">{2}', 'Exception 0xAF')<text:tab/> <text:tab/><text:tab/><text:tab/></text:span><text:span text:style-name="T84"># out: </text:span><text:span text:style-name="T72">['xAF']</text:span></text:p>
      <text:p text:style-name="P58"><text:span text:style-name="T146">-</text:span><text:span text:style-name="T142">&gt;</text:span><text:span text:style-name="T146"> </text:span><text:span text:style-name="T148">[^ ] </text:span><text:span text:style-name="T118">- </text:span><text:span text:style-name="Strong_20_Emphasis"><text:span text:style-name="T138">The caret</text:span></text:span><text:span text:style-name="T118"> </text:span><text:span text:style-name="Source_20_Text"><text:span text:style-name="T118">^</text:span></text:span><text:span text:style-name="T118">, when found at the start of a charac</text:span><text:span text:style-name="T131">t</text:span><text:span text:style-name="T118">er set, is the equivalent to "</text:span><text:span text:style-name="T207">not</text:span><text:span text:style-name="T118">" in RegEx. </text:span></text:p>
      <text:p text:style-name="P59"><text:span text:style-name="T102"><text:tab/></text:span><text:span text:style-name="T110">re.findall(r'[^\w\s]', ' alice15@gmail.com ') <text:tab/><text:tab/><text:tab/><text:tab/><text:tab/></text:span><text:span text:style-name="T133"># out:</text:span><text:span text:style-name="T110"> ['@', '.']</text:span></text:p>
      <text:p text:style-name="P48"><text:span text:style-name="Source_20_Text"><text:span text:style-name="T170">-</text:span></text:span><text:span text:style-name="Source_20_Text"><text:span text:style-name="T173">&gt; . </text:span></text:span><text:span text:style-name="Source_20_Text"><text:span text:style-name="T157">- </text:span></text:span><text:span text:style-name="Source_20_Text"><text:span text:style-name="T165">i</text:span></text:span><text:span text:style-name="Source_20_Text"><text:span text:style-name="T157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08">DOTALL</text:span></text:span></text:a><text:span text:style-name="Source_20_Text"><text:span text:style-name="T157"> flag has <text:tab/>been specified, this matches any character including a newline.</text:span></text:span></text:p>
      <text:p text:style-name="P48"><text:span text:style-name="Source_20_Text"><text:span text:style-name="T154"><text:tab/></text:span></text:span><text:span text:style-name="Source_20_Text"><text:span text:style-name="T110">re.findall(‘</text:span></text:span><text:span text:style-name="Source_20_Text"><text:span text:style-name="T119">e.{2}</text:span></text:span><text:span text:style-name="T110">, txt)</text:span></text:p>
      <text:p text:style-name="P48"><text:span text:style-name="Source_20_Text"><text:span text:style-name="T170">-</text:span></text:span><text:span text:style-name="Source_20_Text"><text:span text:style-name="T174">&gt; /B</text:span></text:span><text:span text:style-name="Source_20_Text"><text:span text:style-name="T158"> - </text:span></text:span><text:span text:style-name="Source_20_Text"><text:span text:style-name="T165">m</text:span></text:span><text:span text:style-name="Source_20_Text"><text:span text:style-name="T158">atches the empty string, but only when it is </text:span></text:span><text:span text:style-name="Source_20_Text"><text:span text:style-name="Emphasis"><text:span text:style-name="T158">not</text:span></text:span></text:span><text:span text:style-name="Source_20_Text"><text:span text:style-name="T158"> at the beginning or end of a word. This <text:tab/>means that r'py\B' matches 'python', 'py3', 'py2', but not 'py', 'py.', or 'py!'.</text:span></text:span></text:p>
      <text:p text:style-name="P48"><text:span text:style-name="Source_20_Text"><text:span text:style-name="T174">-</text:span></text:span><text:span text:style-name="Source_20_Text"><text:span text:style-name="T175">&gt; (?P&lt;name&gt;x)</text:span></text:span><text:span text:style-name="Source_20_Text"><text:span text:style-name="T159"> - </text:span></text:span><text:span text:style-name="Source_20_Text"><text:span text:style-name="Strong_20_Emphasis"><text:span text:style-name="T159">named capturing group</text:span></text:span></text:span><text:span text:style-name="Source_20_Text"><text:span text:style-name="T159"> will match "x" in (?P&lt;name&gt;x) and will store the <text:tab/>match under the name name.</text:span></text:span></text:p>
      <text:p text:style-name="P48"><text:span text:style-name="Source_20_Text"><text:span text:style-name="T159"><text:tab/>txt = "(214) 987-6482"</text:span></text:span></text:p>
      <text:p text:style-name="P46"><text:span text:style-name="Source_20_Text"><text:span text:style-name="T154"><text:tab/>m = re.match("\((?P&lt;area&gt;\d{3})\)", txt)</text:span></text:span></text:p>
      <text:p text:style-name="P46"><text:span text:style-name="Source_20_Text"><text:span text:style-name="T154"><text:tab/>m.group("area") <text:tab/><text:tab/><text:tab/><text:tab/><text:tab/><text:tab/><text:tab/><text:tab/></text:span></text:span><text:span text:style-name="Source_20_Text"><text:span text:style-name="T159"># out:</text:span></text:span><text:span text:style-name="Source_20_Text"><text:span text:style-name="T154"> 214</text:span></text:span></text:p>
      <text:p text:style-name="P46"><text:span text:style-name="Source_20_Text"><text:span text:style-name="T170">-</text:span></text:span><text:span text:style-name="Source_20_Text"><text:span text:style-name="T176">&gt; </text:span></text:span><text:bookmark-start text:name="__DdeLink__2351_1602495977"/><text:bookmark-start text:name="__DdeLink__2353_1602495977"/><text:span text:style-name="Source_20_Text"><text:span text:style-name="T176">(?&lt;=…)</text:span></text:span><text:bookmark-end text:name="__DdeLink__2353_1602495977"/><text:span text:style-name="Source_20_Text"><text:span text:style-name="T176"> </text:span></text:span><text:bookmark-end text:name="__DdeLink__2351_1602495977"/><text:span text:style-name="Source_20_Text"><text:span text:style-name="T176">-</text:span></text:span><text:span text:style-name="Source_20_Text"><text:span text:style-name="T160"> </text:span></text:span><text:span text:style-name="Source_20_Text"><text:span text:style-name="T165">m</text:span></text:span><text:span text:style-name="Source_20_Text"><text:span text:style-name="T160">atches if the current position in the string is preceded by a match for ... that ends at the current position. This is called </text:span></text:span><text:span text:style-name="Source_20_Text"><text:span text:style-name="T176">a </text:span></text:span><text:span text:style-name="Source_20_Text"><text:span text:style-name="Emphasis"><text:span text:style-name="T176">positive lookbehind</text:span></text:span></text:span><text:span text:style-name="Source_20_Text"><text:span text:style-name="Emphasis"><text:span text:style-name="T160"> </text:span></text:span></text:span><text:span text:style-name="Source_20_Text"><text:span text:style-name="Emphasis"><text:span text:style-name="T176">assertion</text:span></text:span></text:span><text:span text:style-name="Source_20_Text"><text:span text:style-name="T160">.</text:span></text:span></text:p>
      <text:p text:style-name="P46"><text:span text:style-name="Source_20_Text"><text:span text:style-name="T160"><text:tab/>m = re.search('(?&lt;=abc)def', 'abcdef')<text:tab/></text:span></text:span></text:p>
      <text:p text:style-name="P46"><text:span text:style-name="Source_20_Text"><text:span text:style-name="T160"><text:tab/>m.group(0)<text:tab/><text:tab/><text:tab/><text:tab/><text:tab/><text:tab/><text:tab/><text:tab/><text:tab/># out: ‘def’</text:span></text:span></text:p>
      <text:p text:style-name="P46"><text:span text:style-name="Source_20_Text"><text:span text:style-name="T170">-</text:span></text:span><text:span text:style-name="Source_20_Text"><text:span text:style-name="T177">&gt; (?&lt;!…) </text:span></text:span><text:span text:style-name="Source_20_Text"><text:span text:style-name="T161">- </text:span></text:span><text:span text:style-name="Source_20_Text"><text:span text:style-name="T165">m</text:span></text:span><text:span text:style-name="Source_20_Text"><text:span text:style-name="T161">atches if the current position in the string is not preceded by a match for .... This is <text:tab/>called </text:span></text:span><text:span text:style-name="Source_20_Text"><text:span text:style-name="T177">a </text:span></text:span><text:span text:style-name="Source_20_Text"><text:span text:style-name="Emphasis"><text:span text:style-name="T177">negative lookbehind assertion</text:span></text:span></text:span><text:span text:style-name="Source_20_Text"><text:span text:style-name="T161">.</text:span></text:span></text:p>
      <text:p text:style-name="P46"><text:span text:style-name="Source_20_Text"><text:span text:style-name="T161"><text:tab/></text:span></text:span><text:span text:style-name="Source_20_Text"><text:span text:style-name="T120">pattern = </text:span></text:span><text:span text:style-name="T110">r'(?&lt;!good )cookie'<text:tab/></text:span><text:span text:style-name="T121"># matches for example: ‘bad cookie’, but not ‘good <text:tab/>cookie’</text:span></text:p>
      <text:p text:style-name="P46"><text:span text:style-name="T149">-</text:span><text:span text:style-name="T150">&gt; </text:span><text:span text:style-name="Source_20_Text"><text:span text:style-name="T150">(?=...)</text:span></text:span><text:span text:style-name="Source_20_Text"><text:span text:style-name="T122"> - </text:span></text:span><text:span text:style-name="Source_20_Text"><text:span text:style-name="T135">m</text:span></text:span><text:span text:style-name="Source_20_Text"><text:span text:style-name="T122">atches if ... matches next, but doesn’t consume any of the string. This is called a </text:span></text:span><text:span text:style-name="Source_20_Text"><text:span text:style-name="T151">positive </text:span></text:span><text:span text:style-name="Source_20_Text"><text:span text:style-name="Emphasis"><text:span text:style-name="T178">lookahead assertion</text:span></text:span></text:span><text:span text:style-name="Source_20_Text"><text:span text:style-name="T122">. For example, Isaac (?=Asimov) will match 'Isaac ' only if it’s followed by 'Asimov'.</text:span></text:span></text:p>
      <text:p text:style-name="P46"><text:span text:style-name="Source_20_Text"><text:span text:style-name="T122"><text:tab/>pattern = </text:span></text:span><text:span text:style-name="T110">r'\w+(?= = yes)'</text:span></text:p>
      <text:p text:style-name="P47"><text:span text:style-name="Source_20_Text"><text:span text:style-name="T122"><text:tab/>txt = </text:span></text:span><text:span text:style-name="T110">'Texas = no, California = yes, Florida = yes, Michigan = no'</text:span></text:p>
      <text:p text:style-name="P47"><text:span text:style-name="Source_20_Text"><text:span text:style-name="T122"><text:tab/></text:span></text:span><text:span text:style-name="T110">re.findall(pattern, txt) <text:tab/><text:tab/><text:tab/><text:tab/><text:tab/><text:tab/></text:span><text:span text:style-name="T131"># out: </text:span><text:span text:style-name="T110">['California', 'Florida']</text:span></text:p>
      <text:p text:style-name="P47"><text:span text:style-name="Source_20_Text">-</text:span><text:span text:style-name="Source_20_Text"><text:span text:style-name="T142">&gt;</text:span></text:span><text:span text:style-name="Source_20_Text"><text:span text:style-name="T152"> </text:span></text:span><text:span text:style-name="Source_20_Text"><text:span text:style-name="T152">(?!...) </text:span></text:span><text:span text:style-name="Source_20_Text"><text:span text:style-name="T124">- </text:span></text:span><text:span text:style-name="Source_20_Text"><text:span text:style-name="T185">negative lookahead assertion.</text:span></text:span></text:p>
      <text:p text:style-name="P47"><text:span text:style-name="Source_20_Text"><text:span text:style-name="T124"><text:tab/></text:span></text:span><text:span text:style-name="Source_20_Text"><text:span text:style-name="T124">pattern = </text:span></text:span><text:span text:style-name="T110">r'(\w+) (?!= yes)'</text:span></text:p>
      <text:p text:style-name="P47"><text:soft-page-break/><text:span text:style-name="Source_20_Text"><text:span text:style-name="T124"><text:tab/></text:span></text:span><text:span text:style-name="Source_20_Text"><text:span text:style-name="T124">txt = </text:span></text:span><text:span text:style-name="T110">'Texas = no, California = yes, Florida = yes, Michigan = no'</text:span></text:p>
      <text:p text:style-name="P47"><text:span text:style-name="Source_20_Text"><text:span text:style-name="T124"><text:tab/></text:span></text:span><text:span text:style-name="Source_20_Text"><text:span text:style-name="T124">re.findall(pattern</text:span></text:span><text:span text:style-name="T110">, </text:span><text:span text:style-name="T110">txt) <text:tab/><text:tab/><text:tab/><text:tab/><text:tab/><text:tab/></text:span><text:span text:style-name="T124"># out: </text:span><text:span text:style-name="T110">[</text:span><text:span text:style-name="T110">'Texas'</text:span><text:span text:style-name="T110">, </text:span><text:span text:style-name="T110">'Michigan'</text:span><text:span text:style-name="T110">]</text:span></text:p>
      <text:p text:style-name="P47"><text:span text:style-name="Source_20_Text"><text:span text:style-name="T122"/></text:span></text:p>
      <text:p text:style-name="P48"><text:span text:style-name="Source_20_Text"><text:span text:style-name="T188">Q</text:span></text:span><text:span text:style-name="Source_20_Text"><text:span text:style-name="T189">uantifiers</text:span></text:span><text:span text:style-name="Source_20_Text"><text:span text:style-name="T162"> - indicate numbers of characters or expressions to match:</text:span></text:span></text:p>
      <text:p text:style-name="P55"><text:span text:style-name="T107">-</text:span><text:span text:style-name="T180">&gt;</text:span><text:span text:style-name="T107"> *</text:span><text:span text:style-name="T102"> </text:span><text:span text:style-name="T172">and +</text:span><text:span text:style-name="T156"> - </text:span><text:span text:style-name="T154">By default </text:span><text:span text:style-name="Strong_20_Emphasis"><text:span text:style-name="T154">quantifiers</text:span></text:span><text:span text:style-name="T154"> like </text:span><text:span text:style-name="Source_20_Text"><text:span text:style-name="T154">*</text:span></text:span><text:span text:style-name="T154"> and </text:span><text:span text:style-name="Source_20_Text"><text:span text:style-name="T154">+</text:span></text:span><text:span text:style-name="T154"> are "greedy", meaning that they try to match as many characters as possible.</text:span></text:p>
      <text:p text:style-name="P55"><text:span text:style-name="Source_20_Text"><text:span text:style-name="T154"><text:tab/>txt = "1232 2133424 809890 548"</text:span></text:span></text:p>
      <text:p text:style-name="P55"><text:span text:style-name="Source_20_Text"><text:span text:style-name="T171"><text:tab/></text:span></text:span><text:span text:style-name="Source_20_Text"><text:span text:style-name="T168">re.findall(".+\s", txt) <text:tab/><text:tab/><text:tab/><text:tab/><text:tab/></text:span></text:span><text:span text:style-name="Source_20_Text"><text:span text:style-name="T169"># out:</text:span></text:span><text:span text:style-name="Source_20_Text"><text:span text:style-name="T168"> ["1232 2133424 809890 "]</text:span></text:span></text:p>
      <text:p text:style-name="P48"><text:span text:style-name="Source_20_Text"><text:span text:style-name="T171">-</text:span></text:span><text:span text:style-name="Source_20_Text"><text:span text:style-name="T181">&gt;</text:span></text:span><text:span text:style-name="Source_20_Text"><text:span text:style-name="T171"> x*</text:span></text:span><text:span text:style-name="Source_20_Text"><text:span text:style-name="T162"> - matches the preceding item "x" 0 or more times:</text:span></text:span></text:p>
      <text:p text:style-name="P48"><text:span text:style-name="Source_20_Text"><text:span text:style-name="T162"><text:tab/>re.findall("bo*", "A ghost boooooed") <text:tab/><text:tab/><text:tab/><text:tab/><text:tab/></text:span></text:span><text:span text:style-name="Source_20_Text"><text:span text:style-name="T166"># out: </text:span></text:span><text:span text:style-name="Source_20_Text"><text:span text:style-name="T162">["booooo"]</text:span></text:span></text:p>
      <text:p text:style-name="P48"><text:span text:style-name="Source_20_Text"><text:span text:style-name="T171">-</text:span></text:span><text:span text:style-name="Source_20_Text"><text:span text:style-name="T181">&gt;</text:span></text:span><text:span text:style-name="Source_20_Text"><text:span text:style-name="T171"> x+</text:span></text:span><text:span text:style-name="Source_20_Text"><text:span text:style-name="T162"> - matches the preceding item "x" 1 or more times. </text:span></text:span><text:span text:style-name="Source_20_Text"><text:span text:style-name="Emphasis"><text:span text:style-name="T162">Equivalent to </text:span></text:span></text:span><text:span text:style-name="Source_20_Text"><text:span text:style-name="T162">{1,}:</text:span></text:span></text:p>
      <text:p text:style-name="P48"><text:span text:style-name="Source_20_Text"><text:span text:style-name="T162"><text:tab/>re.findall("a+", "caaaaaaandy") <text:tab/><text:tab/><text:tab/><text:tab/><text:tab/><text:tab/></text:span></text:span><text:span text:style-name="Source_20_Text"><text:span text:style-name="T166"># out: </text:span></text:span><text:span text:style-name="Source_20_Text"><text:span text:style-name="T162">["aaaaaa"]</text:span></text:span></text:p>
      <text:p text:style-name="P48"><text:span text:style-name="Source_20_Text"><text:span text:style-name="T171">-</text:span></text:span><text:span text:style-name="Source_20_Text"><text:span text:style-name="T181">&gt;</text:span></text:span><text:span text:style-name="Source_20_Text"><text:span text:style-name="T171"> x? </text:span></text:span><text:span text:style-name="Source_20_Text"><text:span text:style-name="T162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60"><text:span text:style-name="Source_20_Text"><text:span text:style-name="T162"><text:tab/></text:span></text:span></text:p>
      <text:p text:style-name="P60"><text:span text:style-name="Source_20_Text"><text:span text:style-name="T162"><text:tab/>re.findall("e?le?", "angle") <text:tab/><text:tab/><text:tab/><text:tab/><text:tab/><text:tab/><text:tab/></text:span></text:span><text:span text:style-name="Source_20_Text"><text:span text:style-name="T166"># out:</text:span></text:span><text:span text:style-name="Source_20_Text"><text:span text:style-name="T162"> ["le"]</text:span></text:span></text:p>
      <text:p text:style-name="P51"><text:span text:style-name="Source_20_Text"><text:span text:style-name="T154"><text:tab/>re.findall("e?le?", "angel") <text:tab/><text:tab/><text:tab/><text:tab/><text:tab/><text:tab/><text:tab/></text:span></text:span><text:span text:style-name="Source_20_Text"><text:span text:style-name="T166"># out:</text:span></text:span><text:span text:style-name="Source_20_Text"><text:span text:style-name="T162"> </text:span></text:span><text:span text:style-name="Source_20_Text"><text:span text:style-name="T154">["el"]</text:span></text:span></text:p>
      <text:p text:style-name="P48"><text:span text:style-name="Source_20_Text"><text:span text:style-name="T162"/></text:span></text:p>
      <text:p text:style-name="P48"><text:span text:style-name="Source_20_Text"><text:span text:style-name="T171">-</text:span></text:span><text:span text:style-name="Source_20_Text"><text:span text:style-name="T181">&gt;</text:span></text:span><text:span text:style-name="Source_20_Text"><text:span text:style-name="T171"> </text:span></text:span><text:span text:style-name="Source_20_Text"><text:span text:style-name="T182">() </text:span></text:span><text:span text:style-name="Source_20_Text"><text:span text:style-name="T163">- </text:span></text:span><text:span text:style-name="Source_20_Text"><text:span text:style-name="T184"><text:s/>a c</text:span></text:span><text:span text:style-name="Source_20_Text"><text:span text:style-name="Strong_20_Emphasis"><text:span text:style-name="T163">apturing </text:span></text:span></text:span><text:span text:style-name="Source_20_Text"><text:span text:style-name="Strong_20_Emphasis"><text:span text:style-name="T166">g</text:span></text:span></text:span><text:span text:style-name="Source_20_Text"><text:span text:style-name="Strong_20_Emphasis"><text:span text:style-name="T163">roup</text:span></text:span></text:span><text:span text:style-name="Source_20_Text"><text:span text:style-name="T163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60"><text:span text:style-name="Source_20_Text"><text:span text:style-name="T163"><text:tab/></text:span></text:span></text:p>
      <text:p text:style-name="P60"><text:span text:style-name="Source_20_Text"><text:span text:style-name="T163"><text:tab/>txt1 = "foo, you are such a foo"</text:span></text:span></text:p>
      <text:p text:style-name="P48"><text:span text:style-name="Source_20_Text"><text:span text:style-name="T163"><text:tab/>txt2 = "foo, you are such a bar"</text:span></text:span></text:p>
      <text:p text:style-name="P48"><text:span text:style-name="Source_20_Text"><text:span text:style-name="T163"><text:tab/>pattern = r"(\w+),.*\1"</text:span></text:span></text:p>
      <text:p text:style-name="P48"><text:span text:style-name="Source_20_Text"><text:span text:style-name="T163"><text:tab/>bool(re.match(pattern, txt1)) <text:tab/><text:tab/><text:tab/><text:tab/><text:tab/><text:tab/><text:tab/></text:span></text:span><text:span text:style-name="Source_20_Text"><text:span text:style-name="T166"># out: </text:span></text:span><text:span text:style-name="Source_20_Text"><text:span text:style-name="T163">True</text:span></text:span></text:p>
      <text:p text:style-name="P51"><text:span text:style-name="Source_20_Text"><text:span text:style-name="T154"><text:tab/>bool(re.match(pattern, txt2)) <text:tab/><text:tab/><text:tab/><text:tab/><text:tab/><text:tab/><text:tab/></text:span></text:span><text:span text:style-name="Source_20_Text"><text:span text:style-name="T166"># out: </text:span></text:span><text:span text:style-name="Source_20_Text"><text:span text:style-name="T154">False</text:span></text:span></text:p>
      <text:p text:style-name="P48"><text:span text:style-name="Source_20_Text"><text:span text:style-name="T182">-</text:span></text:span><text:span text:style-name="Source_20_Text"><text:span text:style-name="T181">&gt;</text:span></text:span><text:span text:style-name="Source_20_Text"><text:span text:style-name="T182"> </text:span></text:span><text:span text:style-name="Source_20_Text"><text:span text:style-name="T183">(?:x)</text:span></text:span><text:span text:style-name="Source_20_Text"><text:span text:style-name="T164"> - </text:span></text:span><text:span text:style-name="Source_20_Text"><text:span text:style-name="T184">a</text:span></text:span><text:span text:style-name="Source_20_Text"><text:span text:style-name="T183"> </text:span></text:span><text:span text:style-name="Source_20_Text"><text:span text:style-name="Strong_20_Emphasis"><text:span text:style-name="T164">non-capturing group</text:span></text:span></text:span><text:span text:style-name="Source_20_Text"><text:span text:style-name="T164"> will match "x" in (?:x), however the match won't be stored, <text:tab/>meaning you won't be able to access it using backreference, and it won't be output separately <text:tab/>when using re.findall().</text:span></text:span></text:p>
      <text:p text:style-name="P60"><text:span text:style-name="Source_20_Text"><text:span text:style-name="T164"><text:tab/></text:span></text:span></text:p>
      <text:p text:style-name="P60"><text:span text:style-name="Source_20_Text"><text:span text:style-name="T164"><text:tab/>txt = "red car, blue car, yellow car, green car, red car, red <text:tab/>bike, blue bike"</text:span></text:span></text:p>
      <text:p text:style-name="P50"/>
      <text:p text:style-name="P46"><text:span text:style-name="Source_20_Text"><text:span text:style-name="T154"><text:tab/>pattern1 = "(red|blue) car"</text:span></text:span></text:p>
      <text:p text:style-name="P46"><text:span text:style-name="Source_20_Text"><text:span text:style-name="T154"><text:tab/>pattern2 = "(?:red|blue) car"</text:span></text:span></text:p>
      <text:p text:style-name="P46"><text:span text:style-name="Source_20_Text"><text:span text:style-name="T154"><text:tab/>pattern3 = "red|blue car"</text:span></text:span></text:p>
      <text:p text:style-name="P46"><text:span text:style-name="Source_20_Text"><text:span text:style-name="T154"><text:tab/>pattern4 = "((red|blue) (car|bike))"</text:span></text:span></text:p>
      <text:p text:style-name="P46"><text:span text:style-name="Source_20_Text"><text:span text:style-name="T154"><text:tab/>pattern5 = "((red|blue) (?:car|bike))"</text:span></text:span></text:p>
      <text:p text:style-name="P50"/>
      <text:p text:style-name="P46"><text:span text:style-name="Source_20_Text"><text:span text:style-name="T154"><text:tab/>re.findall(pattern1, txt) ➞ ["red", "blue", "red"]</text:span></text:span></text:p>
      <text:p text:style-name="P46"><text:span text:style-name="Source_20_Text"><text:span text:style-name="T154"><text:tab/>re.findall(pattern2, txt) ➞ ["red car", "blue car", "red car"]</text:span></text:span></text:p>
      <text:p text:style-name="P46"><text:span text:style-name="Source_20_Text"><text:span text:style-name="T154"><text:tab/>re.findall(pattern3, txt) ➞ ["red", "blue car", "red", "red"]</text:span></text:span></text:p>
      <text:p text:style-name="P46"><text:span text:style-name="Source_20_Text"><text:span text:style-name="T154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46"><text:span text:style-name="Source_20_Text"><text:span text:style-name="T154"><text:tab/>re.findall(pattern5, txt) ➞ [("red car", "red"), ("blue car", "blue"), (<text:tab/>"red car", "red"), ("red <text:tab/>bike", "red"), ("blue bike", "blue")</text:span></text:span></text:p>
      <text:p text:style-name="P72"><text:span text:style-name="Source_20_Text"><text:span text:style-name="T154"/></text:span></text:p>
      <text:p text:style-name="P45">15. Dynamic execution</text:p>
      <text:p text:style-name="P44"/>
      <text:p text:style-name="P38"><text:span text:style-name="T199">-</text:span><text:span text:style-name="T200">&gt; </text:span><text:span text:style-name="T201">exec</text:span><text:span text:style-name="T202">() -</text:span><text:span text:style-name="T200"> </text:span><text:span text:style-name="T203">is used to e</text:span><text:span text:style-name="T35">xecute dynamically generated Python code only for its side effects.</text:span></text:p>
      <text:p text:style-name="P42"><text:soft-page-break/><text:span text:style-name="T72"><text:tab/>exec('a = 47') <text:s text:c="2"/><text:tab/><text:tab/><text:tab/># modify a global variable as a side effect</text:span><text:line-break/><text:tab/><text:span text:style-name="T72">print(a)<text:tab/><text:tab/><text:tab/><text:tab/></text:span><text:span text:style-name="T74"># out: 47</text:span><text:span text:style-name="T72"><text:tab/></text:span></text:p>
      <text:p text:style-name="P38"><text:span text:style-name="T94">-</text:span><text:span text:style-name="T95">&gt; </text:span><text:span text:style-name="T10">eval</text:span><text:span text:style-name="T11">() -</text:span><text:span text:style-name="T95"> </text:span><text:span text:style-name="T35">is used to evaluate a single dynamically generated Python expression.</text:span></text:p>
      <text:p text:style-name="P38"><text:span text:style-name="T94"><text:tab/></text:span><text:span text:style-name="T72">a = 5</text:span><text:line-break/><text:tab/><text:span text:style-name="T72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97">16. </text:span>itertools: <text:span text:style-name="T97">groupby, permutations</text:span></text:p>
      <text:p text:style-name="P18"><text:s text:c="4"/></text:p>
      <text:p text:style-name="P43">-<text:span text:style-name="T97">&gt; </text:span><text:span text:style-name="T12">from itertools import </text:span><text:span text:style-name="T1">groupby</text:span></text:p>
      <text:p text:style-name="P19"><text:span text:style-name="T99"><text:tab/>L = [("a", 1), ("a", 2), ("b", 3), ("b", 4)] </text:span><text:span text:style-name="T98"><text:line-break/><text:tab/></text:span><text:span text:style-name="T100">key_func = lambda x: x[0]</text:span><text:span text:style-name="T99"><text:tab/><text:tab/><text:tab/><text:tab/><text:tab/><text:tab/># Key function <text:s text:c="3"/></text:span><text:span text:style-name="T98"><text:line-break/><text:tab/></text:span><text:span text:style-name="T100">for key, group in itertools.groupby(L, key_func): </text:span><text:span text:style-name="T98"><text:line-break/></text:span><text:span text:style-name="T99"> <text:s text:c="3"/><text:tab/>print(key + " :", </text:span><text:span text:style-name="T100">list(group)</text:span><text:span text:style-name="T99">) <text:tab/><text:tab/><text:tab/># a : [('a', 1), ('a', 2)] # b : [('b', 3), ('b', 4)]</text:span></text:p>
      <text:p text:style-name="P2"/>
      <text:p text:style-name="P2"/>
      <text:p text:style-name="P25"><text:span text:style-name="T191">17. </text:span>datetime</text:p>
      <text:p text:style-name="P2">-<text:span text:style-name="T192">&gt; </text:span><text:span text:style-name="T1">import datetime</text:span></text:p>
      <text:p text:style-name="P20"><text:span text:style-name="T1">-</text:span><text:span text:style-name="T13">&gt; </text:span><text:span text:style-name="T53">datetime object can be compared with: </text:span><text:span text:style-name="T1">&lt;, &gt;, ==</text:span></text:p>
      <text:p text:style-name="P2">-<text:span text:style-name="T192">&gt; </text:span><text:span text:style-name="T1">day = datetime.dateti</text:span><text:span text:style-name="T108">me(year, month, </text:span><text:span text:style-name="T109">day</text:span><text:span text:style-name="T108">) </text:span><text:span text:style-name="T98"><text:tab/><text:tab/># </text:span><text:span text:style-name="T101">creating datetime object</text:span></text:p>
      <text:p text:style-name="P37"><text:span text:style-name="T102">-</text:span><text:span text:style-name="T103">&gt; </text:span><text:span text:style-name="T106">date</text:span><text:span text:style-name="T107">.strftime() </text:span><text:span text:style-name="T102">- </text:span><text:span text:style-name="T104">r</text:span><text:span text:style-name="T193">eturn a string representing the date, controlled by an explicit format string. </text:span></text:p>
      <text:p text:style-name="P37"><text:span text:style-name="T193"><text:tab/></text:span><text:a xlink:type="simple" xlink:href="https://docs.python.org/2/library/datetime.html#strftime-strptime-behavior" text:style-name="Internet_20_link" text:visited-style-name="Visited_20_Internet_20_Link"><text:span text:style-name="T193">https://docs.python.org/2/library/datetime.html#strftime-strptime-behavior</text:span></text:a></text:p>
      <text:p text:style-name="P39"><text:span text:style-name="T94"><text:s/><text:tab/></text:span><text:span text:style-name="T72">day.strftime("%A") == 'Friday'</text:span></text:p>
      <text:p text:style-name="P37"><text:span text:style-name="T195">-</text:span><text:span text:style-name="T196">&gt; </text:span><text:span text:style-name="T198">datetime.strptime() -</text:span><text:span text:style-name="T197"> </text:span><text:span text:style-name="T193">Return a </text:span><text:span text:style-name="Source_20_Text"><text:span text:style-name="T193">datetime</text:span></text:span><text:span text:style-name="T193"> corresponding to </text:span><text:span text:style-name="Emphasis"><text:span text:style-name="T193">date_string</text:span></text:span><text:span text:style-name="T193">, parsed according to <text:tab/></text:span><text:span text:style-name="Emphasis"><text:span text:style-name="T193">format</text:span></text:span><text:span text:style-name="T193">.</text:span></text:p>
      <text:p text:style-name="P40"><text:span text:style-name="T94"><text:tab/></text:span><text:span text:style-name="T72">t1 = datetime.strptime("2019-09-16", '%Y-%m-%d')</text:span></text:p>
      <text:p text:style-name="P37"><text:span text:style-name="T102">-</text:span><text:span text:style-name="T104">&gt; </text:span><text:span text:style-name="T105">datetime.timedelta()</text:span><text:span text:style-name="T104"> - </text:span><text:span text:style-name="T193">A </text:span><text:span text:style-name="Source_20_Text"><text:span text:style-name="T193">timedelta</text:span></text:span><text:span text:style-name="T193"> object represents a duration, the difference between two <text:tab/>dates or times.</text:span></text:p>
      <text:p text:style-name="P41"><text:span text:style-name="T94"><text:tab/></text:span><text:span text:style-name="T72">time_diff = (cities[s_city][0] - cities[f_city][0], cities[s_city][1] - cities[f_city][1])</text:span><text:line-break/><text:tab/><text:span text:style-name="T72">day_s_city = day_time + </text:span><text:span text:style-name="T75">datetime.</text:span><text:span text:style-name="T72">timedelta(hours=time_diff[0], minutes=time_diff[1])</text:span></text:p>
      <text:p text:style-name="P35"><text:span text:style-name="T41">-</text:span><text:span text:style-name="T43">&gt;</text:span><text:span text:style-name="T47"> date.weekday() </text:span><text:span text:style-name="T43">- r</text:span>et<text:span text:style-name="T194">urn the day of the week as an integer, where Monday is 0 and Sunday is 6.</text:span></text:p>
      <text:p text:style-name="P35"><text:span text:style-name="T194"><text:tab/></text:span><text:span text:style-name="Source_20_Text"><text:span text:style-name="T194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204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01T08:18:17.557768517</dc:date>
    <meta:editing-duration>PT8H36M4S</meta:editing-duration>
    <meta:editing-cycles>57</meta:editing-cycles>
    <meta:generator>LibreOffice/6.4.3.2$Linux_X86_64 LibreOffice_project/40$Build-2</meta:generator>
    <meta:document-statistic meta:table-count="0" meta:image-count="0" meta:object-count="0" meta:page-count="8" meta:paragraph-count="320" meta:word-count="2766" meta:character-count="17664" meta:non-whitespace-character-count="14643"/>
  </office:meta>
</office:document-meta>
</file>